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manian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manianStemmer.r_standard_suffix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omanianStemmer.r_postlu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omanianStemmer.r_combo_suffix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omanianStemmer.r_verb_suffix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omanianStemmer.r_step_0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omanian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manianStemmer.r_prelud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4">
            <text:p text:style-name="Table_20_Contents">17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omanianStemmer.copy_from( Romani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manianStemmer.r_mark_regions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RomanianStemmer.r_vowel_suf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manianStemmer.r_R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manianStemmer.stem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0">
            <text:p text:style-name="Table_20_Contents"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